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785cm" fo:break-before="auto" style:use-optimal-row-height="false"/>
    </style:style>
    <style:style style:name="ro7" style:family="table-row">
      <style:table-row-properties style:row-height="2.868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3.422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3.605cm" fo:break-before="auto" style:use-optimal-row-height="false"/>
    </style:style>
    <style:style style:name="ro13" style:family="table-row">
      <style:table-row-properties style:row-height="2.499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3.575cm" fo:break-before="auto" style:use-optimal-row-height="false"/>
    </style:style>
    <style:style style:name="ro17" style:family="table-row">
      <style:table-row-properties style:row-height="1.864cm" fo:break-before="auto" style:use-optimal-row-height="false"/>
    </style:style>
    <style:style style:name="ro18" style:family="table-row">
      <style:table-row-properties style:row-height="3.75cm" fo:break-before="auto" style:use-optimal-row-height="false"/>
    </style:style>
    <style:style style:name="ro19" style:family="table-row">
      <style:table-row-properties style:row-height="3.355cm" fo:break-before="auto" style:use-optimal-row-height="false"/>
    </style:style>
    <style:style style:name="ro20" style:family="table-row">
      <style:table-row-properties style:row-height="3.685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926cm" fo:break-before="auto" style:use-optimal-row-height="false"/>
    </style:style>
    <style:style style:name="ro2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wrap-option="wrap" fo:border="none" style:vertical-align="top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5" table:number-rows-spanned="1">
            <text:p>Geschäftsprozess-Kurzdokumentation: Create Your Day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9"/>
          <table:table-cell table:style-name="ce11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4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10"/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Eintragung eines Events in die Datenbank zur Suche für andere Benutzer und in die individuelle Event-Anzeige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3" office:value-type="string">
            <text:p>individuelle Event-Anzeige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string">
            <text:p>eigene Events bearbeiten oder absag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ditier-Button anklicken</text:p>
            <text:p>2. Event in der Bearbeitungs-Ansicht editieren</text:p>
            <text:p>3. Bestätigungs-Button anklicken</text:p>
            <text:p>4. Bestätigung erhalte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3" office:value-type="string">
            <text:p>an Event teilnehmen</text:p>
          </table:table-cell>
          <table:table-cell table:style-name="ce3" office:value-type="string">
            <text:p>Aufruf durch Anwender in der Eventansicht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3" office:value-type="string">
            <text:p>Event kommentieren</text:p>
          </table:table-cell>
          <table:table-cell table:style-name="ce3" office:value-type="string">
            <text:p>Aufruf durch Anwender in der Eventansicht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3" office:value-type="string">
            <text:p>Event bewerten</text:p>
          </table:table-cell>
          <table:table-cell table:style-name="ce3" office:value-type="string">
            <text:p>Aufruf durch Anwender in der Eventansicht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3" office:value-type="string">
            <text:p>Fahrt zum Event anbieten</text:p>
          </table:table-cell>
          <table:table-cell table:style-name="ce3" office:value-type="string">
            <text:p>Aufruf durch Anwender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10"/>
          <table:table-cell table:number-columns-repeated="1018"/>
        </table:table-row>
        <table:table-row table:style-name="ro11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2">
          <table:table-cell table:style-name="ce3" office:value-type="string">
            <text:p>an Fahrtmöglichkeit teilnehmen</text:p>
          </table:table-cell>
          <table:table-cell table:style-name="ce3" office:value-type="string">
            <text:p>Aufruf durch Anwender einer Fahrtmöglichkeit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10"/>
          <table:table-cell table:number-columns-repeated="1018"/>
        </table:table-row>
        <table:table-row table:style-name="ro13">
          <table:table-cell table:style-name="ce3" office:value-type="string">
            <text:p>Missbrauch meld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(spezifischem Element) anklicken</text:p>
            <text:p>2. Bestätigung der Missbrauchsmeldung erhalten</text:p>
          </table:table-cell>
          <table:table-cell table:style-name="ce10"/>
          <table:table-cell table:number-columns-repeated="1018"/>
        </table:table-row>
        <table:table-row table:style-name="ro14">
          <table:table-cell table:style-name="ce3" office:value-type="string">
            <text:p>individueller Kalender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Chronologische Anzeige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5">
          <table:table-cell table:style-name="ce3" office:value-type="string">
            <text:p>Kommentare beantwort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nzeige eines weiteren Kommentars unter einen Benutzerkommentar</text:p>
          </table:table-cell>
          <table:table-cell table:style-name="ce3" office:value-type="string">
            <text:p>Veranstalter</text:p>
          </table:table-cell>
          <table:table-cell table:style-name="ce7" office:value-type="string">
            <text:p>1. zu beantwortenden Kommentar auswählen, Antwort-Button anklicken</text:p>
            <text:p>2. im erscheinenden Textfeld die Antwort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6">
          <table:table-cell table:style-name="ce3" office:value-type="string">
            <text:p>Events in bevorzugtem Gebieten anzeigen lass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uflistung aller Events in einem bevorzugten Gebiet, zusätzlich Mitteilungsfunktion bei neuen Events</text:p>
          </table:table-cell>
          <table:table-cell table:style-name="ce3" office:value-type="string">
            <text:p>Transportunternehmer</text:p>
          </table:table-cell>
          <table:table-cell table:style-name="ce7" office:value-type="string">
            <text:p>1. persönliches Konto aufrufen</text:p>
            <text:p>2. Eintragung des bevorzugten Transportgebiets (wie PLZ oder Ort)</text:p>
            <text:p>3. Ergebnisliste anzeigen lassen, wahlweise E-Mail Mitteilung erhalten</text:p>
          </table:table-cell>
          <table:table-cell table:style-name="ce4"/>
          <table:table-cell table:number-columns-repeated="1018"/>
        </table:table-row>
        <table:table-row table:style-name="ro17">
          <table:table-cell table:style-name="ce3" office:value-type="string">
            <text:p>Missbrauchsmeldungen einseh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uflistung aller Missbrauchsmeldungen durch die Benutzer</text:p>
          </table:table-cell>
          <table:table-cell table:style-name="ce3" office:value-type="string">
            <text:p>Mitarbeit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18">
          <table:table-cell table:style-name="ce3" office:value-type="string">
            <text:p>Event administrier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Event suchen oder aus Missbrauchsmeldung auswählen</text:p>
            <text:p>2. Dialog mit Even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19">
          <table:table-cell table:style-name="ce3" office:value-type="string">
            <text:p>Benutzer administrier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Benutz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enutz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0">
          <table:table-cell table:style-name="ce3" office:value-type="string">
            <text:p>Veranstalter administrier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Veranstalt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Veranstalt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Fahrten administrier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Fahrangebo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Fahrangebot aus Missbrauchsmeldung auswählen</text:p>
            <text:p>2. Dialog mit Fahrangebo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2">
          <table:table-cell table:style-name="ce3" office:value-type="string">
            <text:p>Transportunternehmer administrier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ktualisierung des Transportunternehm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Transportunternehmerkonto aus Missbrauchsmeldung auswählen</text:p>
            <text:p>2. Dialog mit Transportunternehmer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3">
          <table:table-cell table:style-name="ce3" office:value-type="string">
            <text:p>Logi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Bestätigung der Identität des Anwender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Loginnamen und Kennwort im Fenster eingeben</text:p>
            <text:p>2. Bestätigen-Button an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Registrierung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Erstellung eines neues Anwenderkontos für die Nutzung des Portal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Registrierungs-Button anklicken</text:p>
            <text:p>2. Persönliche Kontaktinformationen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" table:number-rows-repeated="7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21:58:14.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10T00:36:00.54</dc:date>
    <meta:editing-duration>PT4H23M18S</meta:editing-duration>
    <meta:editing-cycles>45</meta:editing-cycles>
    <meta:generator>LibreOffice/4.0.2.2$Windows_x86 LibreOffice_project/4c82dcdd6efcd48b1d8bba66bfe1989deee49c3</meta:generator>
    <meta:document-statistic meta:table-count="1" meta:cell-count="113" meta:object-count="0"/>
  </office:meta>
</office:document-meta>
</file>